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c4b8" officeooo:paragraph-rsid="000bc4b8"/>
    </style:style>
    <style:style style:name="P2" style:family="paragraph" style:parent-style-name="Standard">
      <style:text-properties officeooo:rsid="000c3fb0" officeooo:paragraph-rsid="000c3fb0"/>
    </style:style>
    <style:style style:name="P3" style:family="paragraph" style:parent-style-name="Standard">
      <style:text-properties officeooo:paragraph-rsid="000c3fb0"/>
    </style:style>
    <style:style style:name="P4" style:family="paragraph" style:parent-style-name="Standard">
      <style:text-properties officeooo:rsid="000d1868" officeooo:paragraph-rsid="000d1868"/>
    </style:style>
    <style:style style:name="P5" style:family="paragraph" style:parent-style-name="Standard">
      <style:text-properties style:font-name="Arial" officeooo:rsid="000d1868" officeooo:paragraph-rsid="000d1868"/>
    </style:style>
    <style:style style:name="P6" style:family="paragraph" style:parent-style-name="Standard">
      <style:text-properties style:font-name="Arial" officeooo:rsid="000ea21e" officeooo:paragraph-rsid="000ea21e"/>
    </style:style>
    <style:style style:name="P7" style:family="paragraph" style:parent-style-name="Standard">
      <style:text-properties style:font-name="Arial" officeooo:rsid="000ea21e" officeooo:paragraph-rsid="0010da77"/>
    </style:style>
    <style:style style:name="P8" style:family="paragraph" style:parent-style-name="Standard">
      <style:text-properties style:font-name="Arial" officeooo:rsid="0010da77" officeooo:paragraph-rsid="0010da77"/>
    </style:style>
    <style:style style:name="P9" style:family="paragraph" style:parent-style-name="Standard">
      <style:text-properties style:font-name="Arial" officeooo:rsid="001108c2" officeooo:paragraph-rsid="001108c2"/>
    </style:style>
    <style:style style:name="P10" style:family="paragraph" style:parent-style-name="Standard">
      <style:text-properties style:font-name="Arial" officeooo:rsid="0013b5f3" officeooo:paragraph-rsid="0013b5f3"/>
    </style:style>
    <style:style style:name="P11" style:family="paragraph" style:parent-style-name="Standard">
      <style:text-properties style:text-underline-style="solid" style:text-underline-width="auto" style:text-underline-color="font-color" officeooo:rsid="000bc4b8" officeooo:paragraph-rsid="000bc4b8"/>
    </style:style>
    <style:style style:name="T1" style:family="text">
      <style:text-properties officeooo:rsid="000c3fb0"/>
    </style:style>
    <style:style style:name="T2" style:family="text">
      <style:text-properties style:font-name="Arial" fo:font-size="12pt" style:font-size-asian="12pt" style:font-size-complex="12pt"/>
    </style:style>
    <style:style style:name="T3" style:family="text">
      <style:text-properties style:font-name="Arial" fo:font-size="12pt" officeooo:rsid="000c3fb0"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10da77" style:font-size-asian="12pt" style:font-size-complex="12pt"/>
    </style:style>
    <style:style style:name="T6" style:family="text">
      <style:text-properties fo:font-size="12pt" officeooo:rsid="0012496f" style:font-size-asian="12pt" style:font-size-complex="12pt"/>
    </style:style>
    <style:style style:name="T7" style:family="text">
      <style:text-properties officeooo:rsid="0010da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fmann Michael IR1A</text:p>
      <text:p text:style-name="P11">Exercice 4</text:p>
      <text:p text:style-name="P1"/>
      <text:p text:style-name="P3"><text:span text:style-name="T1">1)</text:span><text:span text:style-name="T3">Lorsque le processeur est en train de traiter une interruption mais qu’une interruption prioritaire à celle ci est requise, par exemple </text:span><text:span text:style-name="T2">l’arrivée d’un paquet de données sur une connexion réseau </text:span><text:span text:style-name="T3">et</text:span><text:span text:style-name="T2"> la frappe d’un caractère au clavier.</text:span></text:p>
      <text:p text:style-name="P3"><text:span text:style-name="T2"/></text:p>
      <text:p text:style-name="P2"><text:span text:style-name="T2">2)</text:span></text:p>
      <text:p text:style-name="P4"><text:span text:style-name="T2">Pour la deuxième interruptions, on écrase la sauvegarde les registres tels qu’elle était précédemment la première interruption. du coup on ne peut revenir en mode utilisateur, puisqu’on a sauvegardé le mode superviseur du mode « en cours d’interruption » de la 1ere interruption.</text:span></text:p>
      <text:p text:style-name="P5"><text:span text:style-name="T4"/></text:p>
      <text:p text:style-name="P5"><text:span text:style-name="T4">3)</text:span></text:p>
      <text:p text:style-name="P7"><text:span text:style-name="T4">m</text:span><text:span text:style-name="T5">ain :</text:span></text:p>
      <text:p text:style-name="P8"><text:span text:style-name="T4">ld<text:tab/>%sr, %a</text:span></text:p>
      <text:p text:style-name="P8"><text:span text:style-name="T4">cmp<text:tab/></text:span><text:span text:style-name="T6">0</text:span><text:span text:style-name="T4">,%a</text:span></text:p>
      <text:p text:style-name="P8"><text:span text:style-name="T4">jeq<text:tab/>interrup_user<text:tab/><text:tab/>// </text:span><text:span text:style-name="T6">change de pile si on est user, sinon on garde la meme</text:span></text:p>
      <text:p text:style-name="P8"><text:span text:style-name="T4">call<text:tab/>lasuite</text:span></text:p>
      <text:p text:style-name="P10"><text:span text:style-name="T4">rtn</text:span></text:p>
      <text:p text:style-name="P10"><text:span text:style-name="T4"/></text:p>
      <text:p text:style-name="P8"><text:span text:style-name="T4">interrup_user :</text:span></text:p>
      <text:p text:style-name="P6"><text:span text:style-name="T4">st<text:tab/>%b, (103)</text:span></text:p>
      <text:p text:style-name="P6"><text:span text:style-name="T4">ld<text:tab/>(1000), %b</text:span></text:p>
      <text:p text:style-name="P6"><text:span text:style-name="T4">st<text:tab/>%a, (%b)</text:span></text:p>
      <text:p text:style-name="P6"><text:span text:style-name="T4">ld<text:tab/>(103),%a</text:span></text:p>
      <text:p text:style-name="P6"><text:span text:style-name="T4">st<text:tab/>%a, (%b+1)</text:span></text:p>
      <text:p text:style-name="P6"><text:span text:style-name="T4">ld<text:tab/>(100),%a</text:span></text:p>
      <text:p text:style-name="P6"><text:span text:style-name="T4">st<text:tab/>%a, (%b+2)</text:span></text:p>
      <text:p text:style-name="P6"><text:span text:style-name="T4">ld<text:tab/>(101),%a</text:span></text:p>
      <text:p text:style-name="P6"><text:span text:style-name="T4">st<text:tab/>%a, (%b+3)</text:span></text:p>
      <text:p text:style-name="P6"><text:span text:style-name="T4">st<text:tab/>%sp, (%b+4)</text:span></text:p>
      <text:p text:style-name="P9"><text:span text:style-name="T4">ld<text:tab/>(%b+5), sp</text:span></text:p>
      <text:p text:style-name="P6"><text:span text:style-name="T7">rtn</text:span></text:p>
      <text:p text:style-name="P6"/>
      <text:p text:style-name="P6"/>
      <text:p text:style-name="P10">4)</text:p>
      <text:p text:style-name="P10">A priori le processeur du Zorglub33 aura toujours une solution fiable car il garde la même pile si on est en mode superviseur, et change de pile si on est en mode utilisateur.</text:p>
      <text:p text:style-name="P10">Il pourrait éventuellement ne pas avoir de solution fiable si les interruptions se multiplient en mode superviseur et que la pile soit pleine au point ou elle doit écraser des valeurs sur certaines adresses des interruptions qui la précéder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8T17:38:41.751408990</meta:creation-date>
    <dc:date>2020-03-08T19:50:04.592947738</dc:date>
    <meta:editing-duration>PT1H50M30S</meta:editing-duration>
    <meta:editing-cycles>8</meta:editing-cycles>
    <meta:generator>LibreOffice/6.0.7.3$Linux_X86_64 LibreOffice_project/00m0$Build-3</meta:generator>
    <meta:document-statistic meta:table-count="0" meta:image-count="0" meta:object-count="0" meta:page-count="1" meta:paragraph-count="28" meta:word-count="218" meta:character-count="1236" meta:non-whitespace-character-count="1045"/>
  </office:meta>
</office:document-meta>
</file>